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046a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0db633" officeooo:paragraph-rsid="000db63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weight="normal" officeooo:rsid="00115dbd" officeooo:paragraph-rsid="00115dbd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da" fo:country="DK" fo:font-weight="normal" officeooo:rsid="00140590" officeooo:paragraph-rsid="00140590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da" fo:country="DK" fo:font-style="italic" fo:font-weight="normal" officeooo:rsid="001b27f3" officeooo:paragraph-rsid="00046a5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5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6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17" style:family="paragraph" style:parent-style-name="Standard">
      <style:text-properties fo:language="da" fo:country="DK" officeooo:rsid="00187b6d" officeooo:paragraph-rsid="00046a51" style:language-asian="zxx" style:country-asian="none" style:language-complex="zxx" style:country-complex="none"/>
    </style:style>
    <style:style style:name="P18" style:family="paragraph" style:parent-style-name="Standard">
      <style:text-properties fo:language="da" fo:country="DK" fo:font-weight="normal" officeooo:rsid="00123c4e" officeooo:paragraph-rsid="00046a5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da" fo:country="DK" fo:font-weight="normal" officeooo:rsid="000b5566" officeooo:paragraph-rsid="000c4d96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fo:language="da" fo:country="DK" officeooo:rsid="00115dbd" officeooo:paragraph-rsid="00115dbd" style:language-asian="zxx" style:country-asian="none" style:language-complex="zxx" style:country-complex="none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fo:font-weight="normal" officeooo:rsid="00123c4e" style:font-weight-asian="normal" style:font-weight-complex="normal"/>
    </style:style>
    <style:style style:name="T6" style:family="text">
      <style:text-properties fo:font-weight="normal" officeooo:rsid="001c43f8" style:font-weight-asian="normal" style:font-weight-complex="normal"/>
    </style:style>
    <style:style style:name="T7" style:family="text">
      <style:text-properties officeooo:rsid="00046a51"/>
    </style:style>
    <style:style style:name="T8" style:family="text">
      <style:text-properties officeooo:rsid="00061896"/>
    </style:style>
    <style:style style:name="T9" style:family="text">
      <style:text-properties officeooo:rsid="00061919"/>
    </style:style>
    <style:style style:name="T10" style:family="text">
      <style:text-properties officeooo:rsid="00092b98"/>
    </style:style>
    <style:style style:name="T11" style:family="text">
      <style:text-properties officeooo:rsid="000b5566"/>
    </style:style>
    <style:style style:name="T12" style:family="text">
      <style:text-properties officeooo:rsid="000c4d96"/>
    </style:style>
    <style:style style:name="T13" style:family="text">
      <style:text-properties officeooo:rsid="000f114e"/>
    </style:style>
    <style:style style:name="T14" style:family="text">
      <style:text-properties officeooo:rsid="00115dbd"/>
    </style:style>
    <style:style style:name="T15" style:family="text">
      <style:text-properties officeooo:rsid="00123c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>Use case <text:span text:style-name="T7">2</text:span>: <text:span text:style-name="T7">Få placering af enkelt ruter</text:span></text:p>
      <text:p text:style-name="P14"/>
      <text:p text:style-name="P1">Mål: </text:p>
      <text:p text:style-name="P15"><text:span text:style-name="T1">M</text:span>ålet med denne Use Case er at få vist ruten for den valgte bus, samt få vist den bus på den valgte rute, der er tættest på brugeres position. </text:p>
      <text:p text:style-name="P14"/>
      <text:p text:style-name="P1">Initiering:</text:p>
      <text:p text:style-name="P15">Brugeren har <text:span text:style-name="T9">gennemført</text:span> Use Case <text:span text:style-name="T12">3</text:span>, <text:span text:style-name="T8">og får vist et kort med den valgte busrute tegnet ind, alle busserne på ruten, samt punkter for alle busstoppesteder på den valgte rute.</text:span></text:p>
      <text:p text:style-name="P16"/>
      <text:p text:style-name="P2">Aktører og interessenter:</text:p>
      <text:p text:style-name="P2"/>
      <text:p text:style-name="P2">Primære aktører:</text:p>
      <text:p text:style-name="P2"/>
      <text:p text:style-name="P2"><text:tab/><text:span text:style-name="T3">-Bruger.</text:span></text:p>
      <text:p text:style-name="P9"/>
      <text:p text:style-name="P3"><text:span text:style-name="T2">Sekundære</text:span> <text:s/><text:span text:style-name="T2">aktører:</text:span></text:p>
      <text:p text:style-name="P3"/>
      <text:p text:style-name="P3"><text:span text:style-name="T2"><text:tab/>-</text:span><text:span text:style-name="T4">Database.</text:span></text:p>
      <text:p text:style-name="P9"/>
      <text:p text:style-name="P2">Antal samtidige forekomster:</text:p>
      <text:p text:style-name="P2"/>
      <text:p text:style-name="P6">En samtidig forekomst.</text:p>
      <text:p text:style-name="P6"/>
      <text:p text:style-name="P4">Ikke funktionelle krav:</text:p>
      <text:p text:style-name="P4"/>
      <text:p text:style-name="P4"><text:s/><text:span text:style-name="T15">*</text:span><text:span text:style-name="T5">ankomst tiden før der vil blive vist en ekstra bus på ruten.</text:span></text:p>
      <text:p text:style-name="P18"/>
      <text:p text:style-name="P13"><text:span text:style-name="T15">Mere k</text:span>ommer senere.</text:p>
      <text:p text:style-name="P4"/>
      <text:p text:style-name="P4">Referencer:</text:p>
      <text:p text:style-name="P5"/>
      <text:p text:style-name="P7">Der bliver refereret til Use Case <text:span text:style-name="T12">3</text:span>.</text:p>
      <text:p text:style-name="P6"/>
      <text:p text:style-name="P4">Startbetingelser:</text:p>
      <text:p text:style-name="P4"/>
      <text:p text:style-name="P7"><text:s/>Use Case <text:span text:style-name="T12">3</text:span> normalforløb er blevet <text:span text:style-name="T9">gennemført</text:span></text:p>
      <text:p text:style-name="P4"/>
      <text:p text:style-name="P4">Slutresultat ved <text:span text:style-name="T9">succes</text:span>:</text:p>
      <text:p text:style-name="P4"/>
      <text:p text:style-name="P7">Brugeren får vist et kort, med indtegnet rute for valgt busrute, samt en <text:span text:style-name="T9">opdaterende</text:span> position af den bus på ruten, der er tættest på <text:span text:style-name="T12">det valgte busstoppested, samt hvor lang tid der er til bussen ankommer til det valgte busstoppested.</text:span></text:p>
      <text:p text:style-name="P4"/>
      <text:p text:style-name="P4">slutresultat ved undtagelser:</text:p>
      <text:p text:style-name="P4"/>
      <text:p text:style-name="P6">Brugeren får vist en <text:span text:style-name="T9">fejlmeddelelse</text:span>, der informerer om <text:span text:style-name="T10">hvad der er gået galt.</text:span></text:p>
      <text:p text:style-name="P12"><text:span text:style-name="T10">V</text:span>ed tryk på ”home” knappen, vil programmet gå i dvale, og der vil ikke længere blive hentet data fra databasen.</text:p>
      <text:p text:style-name="P4"/>
      <text:p text:style-name="P4"/>
      <text:p text:style-name="P4"><text:soft-page-break/>Normalforløb:</text:p>
      <text:p text:style-name="P6">1. Brugeren <text:span text:style-name="T11">trykker på et busstoppested.</text:span></text:p>
      <text:p text:style-name="P19">2. Der bliver nu kun vist den bus der er tættest på det valgte busstoppested.</text:p>
      <text:p text:style-name="P10"><text:span text:style-name="T11">3. </text:span>Tiden til ankomst for bus, til valgte busstoppested bliver vist <text:span text:style-name="T13">samt indformation om det valgte busstoppested</text:span>. </text:p>
      <text:p text:style-name="P4"/>
      <text:p text:style-name="P4">Undtagelser:</text:p>
      <text:p text:style-name="P4"/>
      <text:p text:style-name="P8">Undtagelse <text:span text:style-name="T14">1</text:span>: Der kan ikke oprettes forbindelse til databasen.</text:p>
      <text:p text:style-name="P6"/>
      <text:p text:style-name="P8">(a) Systemet viser en fejlmeddelelse til brugeren om at der ikke kunne oprettes<text:tab/><text:tab/><text:tab/> <text:s text:c="5"/>forbindelse til databasen.</text:p>
      <text:p text:style-name="P8">(b) brugeren trykker ”Ok”.</text:p>
      <text:p text:style-name="P8">(c) <text:s/><text:span text:style-name="T13">Kortet bliver vist med ruten for den valgte bus, dog nu uden busser, eller mulighed for at få <text:s text:c="10"/>information om stoppestederne.</text:span></text:p>
      <text:p text:style-name="P6"/>
      <text:p text:style-name="P8">Undtagelse <text:span text:style-name="T14">2</text:span>: brugeren trykker på ”tilbage” knappen på telefonen.</text:p>
      <text:p text:style-name="P8"/>
      <text:p text:style-name="P8">(a) Systemet <text:span text:style-name="T14">stopper med at hente data fra databasen.</text:span></text:p>
      <text:p text:style-name="P8">(b) <text:span text:style-name="T14">S</text:span>ystemet går tilbage til <text:span text:style-name="T14">listen over busruter.</text:span></text:p>
      <text:p text:style-name="P8"/>
      <text:p text:style-name="P8">Undtagelse <text:span text:style-name="T14">3</text:span>: Brugeren trykker på ”Home” knappen på telefonen, imens listen bliver hentet.</text:p>
      <text:p text:style-name="P8"/>
      <text:p text:style-name="P8">(a) <text:span text:style-name="T14">Systemet går i dvale indtil programmet bliver startet igen, eller det bliver lukket helt.</text:span></text:p>
      <text:p text:style-name="P8"/>
      <text:p text:style-name="P11">Undtagelse 4: Der er meget kort tid til bussen er ved det valgte stoppested</text:p>
      <text:p text:style-name="P11"/>
      <text:p text:style-name="P21"><text:span text:style-name="T3">(a) <text:s/>Der vil blive vist endnu en bus på ruten, </text:span><text:span text:style-name="T5">denne bus vil være den næste til at ankomme til det valgte stoppe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</meta:editing-duration>
    <meta:editing-cycles>11</meta:editing-cycles>
    <meta:generator>LibreOffice/4.1.1.2$Windows_x86 LibreOffice_project/7e4286b58adc75a14f6d83f53a03b6c11fa2903</meta:generator>
    <dc:date>2013-09-10T16:54:02.349000000</dc:date>
    <meta:document-statistic meta:table-count="0" meta:image-count="0" meta:object-count="0" meta:page-count="2" meta:paragraph-count="40" meta:word-count="379" meta:character-count="2329" meta:non-whitespace-character-count="1962"/>
    <meta:user-defined meta:name="Info 1"/>
    <meta:user-defined meta:name="Info 2"/>
    <meta:user-defined meta:name="Info 3"/>
    <meta:user-defined meta:name="Info 4"/>
  </office:meta>
</office:document-meta>
</file>